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277301"/>
    </style:style>
    <style:style style:name="P2" style:family="paragraph" style:parent-style-name="Text_20_body">
      <style:text-properties officeooo:rsid="0020266d" officeooo:paragraph-rsid="002af57a"/>
    </style:style>
    <style:style style:name="P3" style:family="paragraph" style:parent-style-name="Text_20_body">
      <style:text-properties officeooo:rsid="00279d27" officeooo:paragraph-rsid="002b549c"/>
    </style:style>
    <style:style style:name="P4" style:family="paragraph" style:parent-style-name="Text_20_body">
      <style:text-properties officeooo:rsid="00245811" officeooo:paragraph-rsid="002d28e0"/>
    </style:style>
    <style:style style:name="P5" style:family="paragraph" style:parent-style-name="Heading_20_1" style:master-page-name="Right_20_Page">
      <style:paragraph-properties style:page-number="auto"/>
      <style:text-properties officeooo:rsid="00245811" officeooo:paragraph-rsid="002d28e0"/>
    </style:style>
    <style:style style:name="P6" style:family="paragraph" style:parent-style-name="Heading_20_2">
      <style:text-properties officeooo:paragraph-rsid="002af57a"/>
    </style:style>
    <style:style style:name="P7" style:family="paragraph" style:parent-style-name="Heading_20_2">
      <style:text-properties officeooo:paragraph-rsid="002b549c"/>
    </style:style>
    <style:style style:name="P8" style:family="paragraph" style:parent-style-name="Heading_20_2">
      <style:text-properties officeooo:paragraph-rsid="002d28e0"/>
    </style:style>
    <style:style style:name="P9" style:family="paragraph" style:parent-style-name="Heading_20_3">
      <style:text-properties officeooo:paragraph-rsid="00277301"/>
    </style:style>
    <style:style style:name="P10" style:family="paragraph" style:parent-style-name="Heading_20_3">
      <style:text-properties officeooo:rsid="0020266d" officeooo:paragraph-rsid="002af57a"/>
    </style:style>
    <style:style style:name="P11" style:family="paragraph" style:parent-style-name="Heading_20_3">
      <style:text-properties officeooo:paragraph-rsid="002af57a"/>
    </style:style>
    <style:style style:name="P12" style:family="paragraph" style:parent-style-name="Heading_20_3">
      <style:text-properties officeooo:paragraph-rsid="002b549c"/>
    </style:style>
    <style:style style:name="P13" style:family="paragraph" style:parent-style-name="Heading_20_3">
      <style:text-properties officeooo:rsid="00245811" officeooo:paragraph-rsid="002d28e0"/>
    </style:style>
    <style:style style:name="T1" style:family="text">
      <style:text-properties officeooo:rsid="001d5e8e"/>
    </style:style>
    <style:style style:name="T2" style:family="text">
      <style:text-properties officeooo:rsid="0020266d"/>
    </style:style>
    <style:style style:name="T3" style:family="text">
      <style:text-properties officeooo:rsid="00279d27"/>
    </style:style>
    <style:style style:name="T4" style:family="text">
      <style:text-properties officeooo:rsid="00245811"/>
    </style:style>
    <style:style style:name="T5" style:family="text">
      <style:text-properties officeooo:rsid="002bf14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Edelweiss</text:h>
      <text:h text:style-name="P8" text:outline-level="2">(<text:span text:style-name="T4">Oscar Hammerstein</text:span>)</text:h>
      <text:h text:style-name="P13" text:outline-level="3">[VERSE]</text:h>
      <text:p text:style-name="P4"><text:span text:style-name="T5">G</text:span> <text:s text:c="4"/><text:span text:style-name="T5">D</text:span> <text:s text:c="4"/><text:span text:style-name="T5">G</text:span> <text:s text:c="3"/><text:span text:style-name="T5">C</text:span></text:p>
      <text:p text:style-name="P4">Edelweiss, edelweiss</text:p>
      <text:p text:style-name="P4"><text:span text:style-name="T5">G</text:span> <text:s text:c="5"/><text:span text:style-name="T5">E</text:span>m <text:s text:c="8"/><text:span text:style-name="T5">A</text:span>m <text:s text:c="3"/><text:span text:style-name="T5">D</text:span>7</text:p>
      <text:p text:style-name="P4">Every morning you greet me</text:p>
      <text:p text:style-name="P4"><text:span text:style-name="T5">G</text:span> <text:s text:c="8"/><text:span text:style-name="T5">D</text:span> <text:s text:c="5"/><text:span text:style-name="T5">G</text:span> <text:s text:c="8"/><text:span text:style-name="T5">C</text:span></text:p>
      <text:p text:style-name="P4">Small and white, clean and bright</text:p>
      <text:p text:style-name="P4"><text:span text:style-name="T5">G</text:span> <text:s text:c="7"/><text:span text:style-name="T5">D</text:span>7 <text:s text:c="6"/><text:span text:style-name="T5">G</text:span></text:p>
      <text:p text:style-name="P4">You look happy to meet me</text:p>
      <text:p text:style-name="P4"><text:span text:style-name="T5">D</text:span> <text:s text:c="9"/><text:span text:style-name="T5">C</text:span> <text:s text:c="11"/><text:span text:style-name="T5">G</text:span></text:p>
      <text:p text:style-name="P4">Blossom of snow may you bloom and grow</text:p>
      <text:p text:style-name="P4"><text:span text:style-name="T5">C</text:span> <text:s text:c="9"/><text:span text:style-name="T5">A</text:span>7 <text:s text:c="2"/><text:span text:style-name="T5">D</text:span> <text:s/><text:span text:style-name="T5">D</text:span>7</text:p>
      <text:p text:style-name="P4">Bloom and grow, forever</text:p>
      <text:p text:style-name="P4"><text:span text:style-name="T5">G</text:span> <text:s text:c="3"/><text:span text:style-name="T5">D</text:span> <text:s text:c="5"/><text:span text:style-name="T5">G</text:span> <text:s text:c="3"/><text:span text:style-name="T5">C</text:span></text:p>
      <text:p text:style-name="P4">Edelweiss, edelweiss</text:p>
      <text:p text:style-name="P4"><text:span text:style-name="T5">G</text:span> <text:s text:c="7"/><text:span text:style-name="T5">D</text:span>7 <text:s text:c="6"/><text:span text:style-name="T5">G</text:span></text:p>
      <text:p text:style-name="P4"><text:span text:style-name="T4">Bless my homeland forev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24M55S</meta:editing-duration>
    <meta:editing-cycles>32</meta:editing-cycles>
    <meta:generator>LibreOffice/5.2.7.2$MacOSX_X86_64 LibreOffice_project/2b7f1e640c46ceb28adf43ee075a6e8b8439ed10</meta:generator>
    <dc:title>Lyrics + Chords</dc:title>
    <dc:date>2017-08-01T10:54:19.815595000</dc:date>
    <meta:print-date>2017-04-03T12:23:29.985893000</meta:print-date>
    <meta:document-statistic meta:table-count="0" meta:image-count="0" meta:object-count="0" meta:page-count="1" meta:paragraph-count="19" meta:word-count="70" meta:character-count="419" meta:non-whitespace-character-count="251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